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A3000003444912475F6D236B90.png" manifest:media-type="image/png"/>
  <manifest:file-entry manifest:full-path="Pictures/10000000000006AA0000034B0ACEAB26B31B73BB.png" manifest:media-type="image/png"/>
  <manifest:file-entry manifest:full-path="Pictures/10000000000006A50000034DB020F317C61D296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29.967cm" svg:height="14.745cm" svg:x="6.158cm" svg:y="7.571cm">
          <draw:image xlink:href="Pictures/10000000000006A3000003444912475F6D236B90.png" xlink:type="simple" xlink:show="embed" xlink:actuate="onLoad" draw:mime-type="image/png">
            <text:p/>
          </draw:image>
        </draw:frame>
        <draw:frame draw:style-name="gr1" draw:text-style-name="P1" draw:layer="layout" svg:width="30.091cm" svg:height="14.869cm" svg:x="1.909cm" svg:y="1.381cm">
          <draw:image xlink:href="Pictures/10000000000006AA0000034B0ACEAB26B31B73BB.png" xlink:type="simple" xlink:show="embed" xlink:actuate="onLoad" draw:mime-type="image/png">
            <text:p/>
          </draw:image>
        </draw:frame>
        <draw:frame draw:style-name="gr1" draw:text-style-name="P1" draw:layer="layout" svg:width="30.003cm" svg:height="14.904cm" svg:x="6.14cm" svg:y="7.492cm">
          <draw:image xlink:href="Pictures/10000000000006A50000034DB020F317C61D2961.png" xlink:type="simple" xlink:show="embed" xlink:actuate="onLoad" draw:mime-type="image/png">
            <text:p/>
          </draw:image>
        </draw:frame>
      </draw:page>
      <draw:page draw:name="page2" draw:style-name="dp1" draw:master-page-name="標準"/>
      <draw:page draw:name="page3" draw:style-name="dp1" draw:master-page-name="標準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2-15T23:49:28.097000000</dc:date>
    <meta:editing-duration>PT12M39S</meta:editing-duration>
    <meta:editing-cycles>3</meta:editing-cycles>
    <meta:generator>LibreOffice/7.1.4.2$Windows_X86_64 LibreOffice_project/a529a4fab45b75fefc5b6226684193eb000654f6</meta:generator>
    <meta:document-statistic meta:object-count="3"/>
  </office:meta>
</office:document-meta>
</file>